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5592" officeooo:paragraph-rsid="00175592" style:font-size-asian="14pt" style:font-size-complex="14pt"/>
    </style:style>
    <style:style style:name="P2" style:family="paragraph" style:parent-style-name="Preformatted_20_Text">
      <style:text-properties fo:font-size="14pt" officeooo:rsid="00175592" officeooo:paragraph-rsid="0017ec68" style:font-size-asian="14pt" style:font-size-complex="14pt"/>
    </style:style>
    <style:style style:name="P3" style:family="paragraph" style:parent-style-name="Preformatted_20_Text">
      <style:text-properties fo:font-size="14pt" officeooo:rsid="001953cf" officeooo:paragraph-rsid="00175592" style:font-size-asian="14pt" style:font-size-complex="14pt"/>
    </style:style>
    <style:style style:name="P4" style:family="paragraph" style:parent-style-name="Preformatted_20_Text">
      <style:text-properties fo:font-size="14pt" officeooo:rsid="001953cf" officeooo:paragraph-rsid="001953cf" style:font-size-asian="14pt" style:font-size-complex="14pt"/>
    </style:style>
    <style:style style:name="T1" style:family="text">
      <style:text-properties officeooo:rsid="0017ec68"/>
    </style:style>
    <style:style style:name="T2" style:family="text">
      <style:text-properties officeooo:rsid="001cd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Η εργασία εκπονήθηκε απο τους :</text:p>
      <text:p text:style-name="P1">+---------------+-----------<text:span text:style-name="T1">+</text:span>-----------+----------+</text:p>
      <text:p text:style-name="P1">|ID <text:s text:c="12"/>|<text:span text:style-name="T1">NAME <text:s text:c="6"/>|SURNAME <text:s text:c="3"/>|CITY <text:s text:c="5"/>|</text:span></text:p>
      <text:p text:style-name="P1">+---------------+-----------<text:span text:style-name="T1">+</text:span>-----------+----------+</text:p>
      <text:p text:style-name="P2">|1115201500084 <text:s/>|<text:span text:style-name="T2">Ioannis </text:span><text:s text:c="3"/><text:span text:style-name="T1">|Malliaras </text:span><text:s/>|<text:span text:style-name="T1">Athens <text:s text:c="3"/></text:span>|</text:p>
      <text:p text:style-name="P2">|1115201500144 <text:s/>|<text:span text:style-name="T2">Vasileios </text:span><text:s/><text:span text:style-name="T1">|Sioros </text:span><text:s text:c="4"/>|<text:span text:style-name="T2">Athens <text:s text:c="3"/>|</text:span></text:p>
      <text:p text:style-name="P2">|1115201500176 <text:s/>|<text:span text:style-name="T2">Ioannis </text:span><text:s text:c="3"/><text:span text:style-name="T1">|Cheilaris</text:span> <text:s/>|<text:span text:style-name="T1">Athens <text:s/></text:span><text:s text:c="2"/>|</text:p>
      <text:p text:style-name="P1">+ --------------<text:span text:style-name="T1">+</text:span>-----------+-----------<text:span text:style-name="T1">+</text:span>----------+</text:p>
      <text:p text:style-name="P3"/>
      <text:p text:style-name="P4">Η ανάλυση και επεξήγηση για τον αλγόριθμο και τη λειτουργικότητα της εργασίας βρίσκεται με τη μορφή com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6:58:59.259067112</dc:date>
    <meta:editing-duration>PT15M5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9" meta:character-count="504" meta:non-whitespace-character-count="415"/>
  </office:meta>
</office:document-meta>
</file>